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96c" officeooo:paragraph-rsid="001e696c"/>
    </style:style>
    <style:style style:name="P2" style:family="paragraph" style:parent-style-name="Standard">
      <style:text-properties officeooo:rsid="001f6b75" officeooo:paragraph-rsid="001f6b75"/>
    </style:style>
    <style:style style:name="P3" style:family="paragraph" style:parent-style-name="Standard">
      <style:text-properties officeooo:rsid="002115a3" officeooo:paragraph-rsid="002115a3"/>
    </style:style>
    <style:style style:name="P4" style:family="paragraph" style:parent-style-name="Standard">
      <style:text-properties officeooo:rsid="0021f3ad" officeooo:paragraph-rsid="0021f3ad"/>
    </style:style>
    <style:style style:name="P5" style:family="paragraph" style:parent-style-name="Standard">
      <style:text-properties officeooo:rsid="0023b2a1" officeooo:paragraph-rsid="0023b2a1"/>
    </style:style>
    <style:style style:name="P6" style:family="paragraph" style:parent-style-name="Standard">
      <style:text-properties officeooo:rsid="00244580" officeooo:paragraph-rsid="00244580"/>
    </style:style>
    <style:style style:name="P7" style:family="paragraph" style:parent-style-name="Standard">
      <style:text-properties officeooo:rsid="0024f797" officeooo:paragraph-rsid="0024f797"/>
    </style:style>
    <style:style style:name="P8" style:family="paragraph" style:parent-style-name="Preformatted_20_Text">
      <style:text-properties officeooo:rsid="001f6b75" officeooo:paragraph-rsid="001f6b75"/>
    </style:style>
    <style:style style:name="T1" style:family="text">
      <style:text-properties officeooo:rsid="00253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MPI</text:p>
      <text:p text:style-name="P1"/>
      <text:p text:style-name="P1"/>
      <text:p text:style-name="P2">untar the file </text:p>
      <text:p text:style-name="P2">mkdir build</text:p>
      <text:p text:style-name="P2">cd build</text:p>
      <text:p text:style-name="P2">../configure <text:s/>--prefix=/opt/openmpi-1.1<text:span text:style-name="T1">0</text:span>.2</text:p>
      <text:p text:style-name="P2"/>
      <text:p text:style-name="P2">if ../configure giving error </text:p>
      <text:p text:style-name="P2"/>
      <text:p text:style-name="P8"><text:span text:style-name="Source_20_Text">sudo yum install -y libxml2 libxml2-devel libxslt libxslt-devel</text:span></text:p>
      <text:p text:style-name="P8"><text:span text:style-name="Source_20_Text">yum install gcc gcc-c++ make openssl-devel</text:span></text:p>
      <text:p text:style-name="P2"/>
      <text:p text:style-name="P2"/>
      <text:p text:style-name="P2"/>
      <text:p text:style-name="P7">make all install</text:p>
      <text:p text:style-name="P2"/>
      <text:p text:style-name="P2"/>
      <text:p text:style-name="P2"/>
      <text:p text:style-name="P2"/>
      <text:p text:style-name="P2"/>
      <text:p text:style-name="P3">=============================================================================================================================================</text:p>
      <text:p text:style-name="P3">Gerris</text:p>
      <text:p text:style-name="P3"/>
      <text:p text:style-name="P4"><text:a xlink:type="simple" xlink:href="http://gfs.sourceforge.net/wiki/index.php/Darcs_installation">http://gfs.sourceforge.net/wiki/index.php/Darcs_installation</text:a></text:p>
      <text:p text:style-name="P4"/>
      <text:p text:style-name="P5"><text:a xlink:type="simple" xlink:href="http://gfs.sourceforge.net/wiki/index.php/Installing_from_source#Compiling_and_installing_Gerris">http://gfs.sourceforge.net/wiki/index.php/Installing_from_source#Compiling_and_installing_Gerris</text:a></text:p>
      <text:p text:style-name="P5"/>
      <text:p text:style-name="P6"><text:a xlink:type="simple" xlink:href="https://sourceforge.net/projects/gts/?source=typ_redirect">https://sourceforge.net/projects/gts/?source=typ_redirect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FreeSans2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4:34:12.915904662</meta:creation-date>
    <dc:date>2016-03-10T15:03:30.639721297</dc:date>
    <meta:editing-duration>PT3H56M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37" meta:character-count="593" meta:non-whitespace-character-count="568"/>
  </office:meta>
</office:document-meta>
</file>